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43.74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36.21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" style:family="table-cell" style:parent-style-name="Default" style:data-style-name="N105">
      <style:table-cell-properties fo:background-color="#ffffd7"/>
    </style:style>
    <style:style style:name="ce5" style:family="table-cell" style:parent-style-name="Default">
      <style:table-cell-properties fo:background-color="#ffffd7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 style:data-style-name="N0"/>
    <style:style style:name="ce8" style:family="table-cell" style:parent-style-name="Default" style:data-style-name="N105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2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9.99mm" svg:height="89.99mm" svg:x="15.9mm" svg:y="204.56mm">
            <loext:p draw:notify-on-update-of-ranges="Sheet1.A23:Sheet1.A43 Sheet1.B22:Sheet1.B22 Sheet1.B23:Sheet1.B43 Sheet1.C22:Sheet1.C22 Sheet1.C23:Sheet1.C43 Sheet1.D22:Sheet1.D22 Sheet1.D23:Sheet1.D43 Sheet1.E22:Sheet1.E22 Sheet1.E23:Sheet1.E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ecuritySoft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>
            <text:p>COSTI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3" office:value-type="string" calcext:value-type="string">
            <text:p>Costi fissi</text:p>
          </table:table-cell>
          <table:table-cell table:style-name="ce3" office:value-type="string" calcext:value-type="string">
            <text:p>Prezzo medio</text:p>
          </table:table-cell>
          <table:table-cell table:style-name="ce3" office:value-type="string" calcext:value-type="string">
            <text:p>Costi variabili</text:p>
          </table:table-cell>
          <table:table-cell table:style-name="ce3" office:value-type="string" calcext:value-type="string">
            <text:p>Margine di contribuzione</text:p>
          </table:table-cell>
          <table:table-cell table:style-name="ce3" office:value-type="string" calcext:value-type="string">
            <text:p>Unità Break-even</text:p>
          </table:table-cell>
          <table:table-cell table:style-name="ce3" office:value-type="string" calcext:value-type="string">
            <text:p>Stipendio medio (lordo)</text:p>
          </table:table-cell>
          <table:table-cell table:number-columns-repeated="4"/>
        </table:table-row>
        <table:table-row table:style-name="ro2">
          <table:table-cell table:style-name="ce4" table:formula="of:=[.B17]" office:value-type="currency" office:currency="EUR" office:value="7720" calcext:value-type="currency">
            <text:p>€ 7.720,00</text:p>
          </table:table-cell>
          <table:table-cell table:style-name="ce4" office:value-type="currency" office:currency="EUR" office:value="65" calcext:value-type="currency">
            <text:p>€ 65,00</text:p>
          </table:table-cell>
          <table:table-cell table:style-name="ce4" table:formula="of:=[.E16]" office:value-type="currency" office:currency="EUR" office:value="12" calcext:value-type="currency">
            <text:p>€ 12,00</text:p>
          </table:table-cell>
          <table:table-cell table:style-name="ce4" table:formula="of:=[.B5]-[.C5]" office:value-type="currency" office:currency="EUR" office:value="53" calcext:value-type="currency">
            <text:p>€ 53,00</text:p>
          </table:table-cell>
          <table:table-cell table:style-name="ce10" table:formula="of:=[.A5]/[.D5]" office:value-type="float" office:value="145.660377358491" calcext:value-type="float">
            <text:p>145,66</text:p>
          </table:table-cell>
          <table:table-cell table:style-name="ce4" table:formula="of:=1500" office:value-type="currency" office:currency="EUR" office:value="1500" calcext:value-type="currency">
            <text:p>€ 1.500,0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3" office:value-type="string" calcext:value-type="string">
            <text:p>Fissi</text:p>
          </table:table-cell>
          <table:table-cell table:style-name="ce6" office:value-type="string" calcext:value-type="string">
            <text:p>Importo</text:p>
          </table:table-cell>
          <table:table-cell table:style-name="Default"/>
          <table:table-cell table:style-name="ce3" office:value-type="string" calcext:value-type="string">
            <text:p>Variabili</text:p>
          </table:table-cell>
          <table:table-cell table:style-name="ce6" office:value-type="string" calcext:value-type="string">
            <text:p>Importo per unit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ffitto ufficio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office:value-type="string" calcext:value-type="string">
            <text:p>Imballaggio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llette</text:p>
          </table:table-cell>
          <table:table-cell table:style-name="ce7" office:value-type="float" office:value="350" calcext:value-type="float">
            <text:p>350</text:p>
          </table:table-cell>
          <table:table-cell table:style-name="Default"/>
          <table:table-cell table:style-name="Default" office:value-type="string" calcext:value-type="string">
            <text:p>Hardware router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ercialista</text:p>
          </table:table-cell>
          <table:table-cell table:style-name="ce7" office:value-type="float" office:value="200" calcext:value-type="float">
            <text:p>200</text:p>
          </table:table-cell>
          <table:table-cell table:style-name="Default"/>
          <table:table-cell table:style-name="Default" office:value-type="string" calcext:value-type="string">
            <text:p>Costi trasporto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ssicurazione</text:p>
          </table:table-cell>
          <table:table-cell table:style-name="ce7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Logistica (magazzino esterno)</text:p>
          </table:table-cell>
          <table:table-cell table:style-name="ce7" office:value-type="float" office:value="450" calcext:value-type="float">
            <text:p>450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Stipendi (x9)</text:p>
          </table:table-cell>
          <table:table-cell table:formula="of:=[.F5]*9" office:value-type="currency" office:currency="EUR" office:value="13500" calcext:value-type="currency">
            <text:p>€ 13.500,00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Pubblicità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office:value-type="string" calcext:value-type="string">
            <text:p>Prezzo minimo</text:p>
          </table:table-cell>
          <table:table-cell office:value-type="string" calcext:value-type="string">
            <text:p>Prezzo fiscale (165%)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Totale</text:p>
          </table:table-cell>
          <table:table-cell table:style-name="ce4" table:formula="of:=SUM([.B8:.B14])" office:value-type="currency" office:currency="EUR" office:value="15440" calcext:value-type="currency">
            <text:p>€ 15.440,00</text:p>
          </table:table-cell>
          <table:table-cell table:style-name="ce9" table:number-columns-repeated="2"/>
          <table:table-cell table:style-name="ce4" table:formula="of:=SUM([.E8:.E14])" office:value-type="currency" office:currency="EUR" office:value="12" calcext:value-type="currency">
            <text:p>€ 12,00</text:p>
          </table:table-cell>
          <table:table-cell/>
          <table:table-cell table:style-name="ce8" table:formula="of:=[.E16]+[.H16]" office:value-type="currency" office:currency="EUR" office:value="31.8" calcext:value-type="currency">
            <text:p>€ 31,80</text:p>
          </table:table-cell>
          <table:table-cell table:style-name="ce8" table:formula="of:=[.E16]*1.65" office:value-type="currency" office:currency="EUR" office:value="19.8" calcext:value-type="currency">
            <text:p>€ 19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one costi con software</text:p>
          </table:table-cell>
          <table:table-cell table:style-name="ce4" table:formula="of:=[.B16]/2" office:value-type="currency" office:currency="EUR" office:value="7720" calcext:value-type="currency">
            <text:p>€ 7.720,00</text:p>
          </table:table-cell>
          <table:table-cell table:style-name="Default" table:number-columns-repeated="3"/>
          <table:table-cell table:number-columns-repeated="5"/>
        </table:table-row>
        <table:table-row table:style-name="ro2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3" office:value-type="string" calcext:value-type="string">
            <text:p>Quantità di prodotti</text:p>
          </table:table-cell>
          <table:table-cell table:style-name="ce3" office:value-type="string" calcext:value-type="string">
            <text:p>Prezzi fissi</text:p>
          </table:table-cell>
          <table:table-cell table:style-name="ce3" office:value-type="string" calcext:value-type="string">
            <text:p>Prezzi variabili</text:p>
          </table:table-cell>
          <table:table-cell table:style-name="ce3" office:value-type="string" calcext:value-type="string">
            <text:p>Totale</text:p>
          </table:table-cell>
          <table:table-cell table:style-name="ce3" office:value-type="string" calcext:value-type="string">
            <text:p>Guadagno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23]" office:value-type="currency" office:currency="EUR" office:value="0" calcext:value-type="currency">
            <text:p>€ 0,00</text:p>
          </table:table-cell>
          <table:table-cell table:formula="of:=[.B23]+[.C23]" office:value-type="currency" office:currency="EUR" office:value="7720" calcext:value-type="currency">
            <text:p>€ 7.720,00</text:p>
          </table:table-cell>
          <table:table-cell table:formula="of:=[.$B$5]*[.A23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24]" office:value-type="currency" office:currency="EUR" office:value="120" calcext:value-type="currency">
            <text:p>€ 120,00</text:p>
          </table:table-cell>
          <table:table-cell table:formula="of:=[.B24]+[.C24]" office:value-type="currency" office:currency="EUR" office:value="7840" calcext:value-type="currency">
            <text:p>€ 7.840,00</text:p>
          </table:table-cell>
          <table:table-cell table:formula="of:=[.$B$5]*[.A24]" office:value-type="currency" office:currency="EUR" office:value="650" calcext:value-type="currency">
            <text:p>€ 650,0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25]" office:value-type="currency" office:currency="EUR" office:value="240" calcext:value-type="currency">
            <text:p>€ 240,00</text:p>
          </table:table-cell>
          <table:table-cell table:formula="of:=[.B25]+[.C25]" office:value-type="currency" office:currency="EUR" office:value="7960" calcext:value-type="currency">
            <text:p>€ 7.960,00</text:p>
          </table:table-cell>
          <table:table-cell table:formula="of:=[.$B$5]*[.A25]" office:value-type="currency" office:currency="EUR" office:value="1300" calcext:value-type="currency">
            <text:p>€ 1.300,0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26]" office:value-type="currency" office:currency="EUR" office:value="360" calcext:value-type="currency">
            <text:p>€ 360,00</text:p>
          </table:table-cell>
          <table:table-cell table:formula="of:=[.B26]+[.C26]" office:value-type="currency" office:currency="EUR" office:value="8080" calcext:value-type="currency">
            <text:p>€ 8.080,00</text:p>
          </table:table-cell>
          <table:table-cell table:formula="of:=[.$B$5]*[.A26]" office:value-type="currency" office:currency="EUR" office:value="1950" calcext:value-type="currency">
            <text:p>€ 1.950,0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27]" office:value-type="currency" office:currency="EUR" office:value="480" calcext:value-type="currency">
            <text:p>€ 480,00</text:p>
          </table:table-cell>
          <table:table-cell table:formula="of:=[.B27]+[.C27]" office:value-type="currency" office:currency="EUR" office:value="8200" calcext:value-type="currency">
            <text:p>€ 8.200,00</text:p>
          </table:table-cell>
          <table:table-cell table:formula="of:=[.$B$5]*[.A27]" office:value-type="currency" office:currency="EUR" office:value="2600" calcext:value-type="currency">
            <text:p>€ 2.600,00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28]" office:value-type="currency" office:currency="EUR" office:value="600" calcext:value-type="currency">
            <text:p>€ 600,00</text:p>
          </table:table-cell>
          <table:table-cell table:formula="of:=[.B28]+[.C28]" office:value-type="currency" office:currency="EUR" office:value="8320" calcext:value-type="currency">
            <text:p>€ 8.320,00</text:p>
          </table:table-cell>
          <table:table-cell table:formula="of:=[.$B$5]*[.A28]" office:value-type="currency" office:currency="EUR" office:value="3250" calcext:value-type="currency">
            <text:p>€ 3.250,00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29]" office:value-type="currency" office:currency="EUR" office:value="720" calcext:value-type="currency">
            <text:p>€ 720,00</text:p>
          </table:table-cell>
          <table:table-cell table:formula="of:=[.B29]+[.C29]" office:value-type="currency" office:currency="EUR" office:value="8440" calcext:value-type="currency">
            <text:p>€ 8.440,00</text:p>
          </table:table-cell>
          <table:table-cell table:formula="of:=[.$B$5]*[.A29]" office:value-type="currency" office:currency="EUR" office:value="3900" calcext:value-type="currency">
            <text:p>€ 3.900,00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0]" office:value-type="currency" office:currency="EUR" office:value="840" calcext:value-type="currency">
            <text:p>€ 840,00</text:p>
          </table:table-cell>
          <table:table-cell table:formula="of:=[.B30]+[.C30]" office:value-type="currency" office:currency="EUR" office:value="8560" calcext:value-type="currency">
            <text:p>€ 8.560,00</text:p>
          </table:table-cell>
          <table:table-cell table:formula="of:=[.$B$5]*[.A30]" office:value-type="currency" office:currency="EUR" office:value="4550" calcext:value-type="currency">
            <text:p>€ 4.550,00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1]" office:value-type="currency" office:currency="EUR" office:value="960" calcext:value-type="currency">
            <text:p>€ 960,00</text:p>
          </table:table-cell>
          <table:table-cell table:formula="of:=[.B31]+[.C31]" office:value-type="currency" office:currency="EUR" office:value="8680" calcext:value-type="currency">
            <text:p>€ 8.680,00</text:p>
          </table:table-cell>
          <table:table-cell table:formula="of:=[.$B$5]*[.A31]" office:value-type="currency" office:currency="EUR" office:value="5200" calcext:value-type="currency">
            <text:p>€ 5.200,00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2]" office:value-type="currency" office:currency="EUR" office:value="1080" calcext:value-type="currency">
            <text:p>€ 1.080,00</text:p>
          </table:table-cell>
          <table:table-cell table:formula="of:=[.B32]+[.C32]" office:value-type="currency" office:currency="EUR" office:value="8800" calcext:value-type="currency">
            <text:p>€ 8.800,00</text:p>
          </table:table-cell>
          <table:table-cell table:formula="of:=[.$B$5]*[.A32]" office:value-type="currency" office:currency="EUR" office:value="5850" calcext:value-type="currency">
            <text:p>€ 5.850,00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3]" office:value-type="currency" office:currency="EUR" office:value="1200" calcext:value-type="currency">
            <text:p>€ 1.200,00</text:p>
          </table:table-cell>
          <table:table-cell table:formula="of:=[.B33]+[.C33]" office:value-type="currency" office:currency="EUR" office:value="8920" calcext:value-type="currency">
            <text:p>€ 8.920,00</text:p>
          </table:table-cell>
          <table:table-cell table:formula="of:=[.$B$5]*[.A33]" office:value-type="currency" office:currency="EUR" office:value="6500" calcext:value-type="currency">
            <text:p>€ 6.500,00</text:p>
          </table:table-cell>
          <table:table-cell table:number-columns-repeated="5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4]" office:value-type="currency" office:currency="EUR" office:value="1320" calcext:value-type="currency">
            <text:p>€ 1.320,00</text:p>
          </table:table-cell>
          <table:table-cell table:formula="of:=[.B34]+[.C34]" office:value-type="currency" office:currency="EUR" office:value="9040" calcext:value-type="currency">
            <text:p>€ 9.040,00</text:p>
          </table:table-cell>
          <table:table-cell table:formula="of:=[.$B$5]*[.A34]" office:value-type="currency" office:currency="EUR" office:value="7150" calcext:value-type="currency">
            <text:p>€ 7.150,00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5]" office:value-type="currency" office:currency="EUR" office:value="1440" calcext:value-type="currency">
            <text:p>€ 1.440,00</text:p>
          </table:table-cell>
          <table:table-cell table:formula="of:=[.B35]+[.C35]" office:value-type="currency" office:currency="EUR" office:value="9160" calcext:value-type="currency">
            <text:p>€ 9.160,00</text:p>
          </table:table-cell>
          <table:table-cell table:formula="of:=[.$B$5]*[.A35]" office:value-type="currency" office:currency="EUR" office:value="7800" calcext:value-type="currency">
            <text:p>€ 7.800,00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6]" office:value-type="currency" office:currency="EUR" office:value="1560" calcext:value-type="currency">
            <text:p>€ 1.560,00</text:p>
          </table:table-cell>
          <table:table-cell table:formula="of:=[.B36]+[.C36]" office:value-type="currency" office:currency="EUR" office:value="9280" calcext:value-type="currency">
            <text:p>€ 9.280,00</text:p>
          </table:table-cell>
          <table:table-cell table:formula="of:=[.$B$5]*[.A36]" office:value-type="currency" office:currency="EUR" office:value="8450" calcext:value-type="currency">
            <text:p>€ 8.450,00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7]" office:value-type="currency" office:currency="EUR" office:value="1680" calcext:value-type="currency">
            <text:p>€ 1.680,00</text:p>
          </table:table-cell>
          <table:table-cell table:formula="of:=[.B37]+[.C37]" office:value-type="currency" office:currency="EUR" office:value="9400" calcext:value-type="currency">
            <text:p>€ 9.400,00</text:p>
          </table:table-cell>
          <table:table-cell table:formula="of:=[.$B$5]*[.A37]" office:value-type="currency" office:currency="EUR" office:value="9100" calcext:value-type="currency">
            <text:p>€ 9.100,00</text:p>
          </table:table-cell>
          <table:table-cell table:number-columns-repeated="5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8]" office:value-type="currency" office:currency="EUR" office:value="1800" calcext:value-type="currency">
            <text:p>€ 1.800,00</text:p>
          </table:table-cell>
          <table:table-cell table:formula="of:=[.B38]+[.C38]" office:value-type="currency" office:currency="EUR" office:value="9520" calcext:value-type="currency">
            <text:p>€ 9.520,00</text:p>
          </table:table-cell>
          <table:table-cell table:formula="of:=[.$B$5]*[.A38]" office:value-type="currency" office:currency="EUR" office:value="9750" calcext:value-type="currency">
            <text:p>€ 9.750,00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39]" office:value-type="currency" office:currency="EUR" office:value="1920" calcext:value-type="currency">
            <text:p>€ 1.920,00</text:p>
          </table:table-cell>
          <table:table-cell table:formula="of:=[.B39]+[.C39]" office:value-type="currency" office:currency="EUR" office:value="9640" calcext:value-type="currency">
            <text:p>€ 9.640,00</text:p>
          </table:table-cell>
          <table:table-cell table:formula="of:=[.$B$5]*[.A39]" office:value-type="currency" office:currency="EUR" office:value="10400" calcext:value-type="currency">
            <text:p>€ 10.400,00</text:p>
          </table:table-cell>
          <table:table-cell table:number-columns-repeated="5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40]" office:value-type="currency" office:currency="EUR" office:value="2040" calcext:value-type="currency">
            <text:p>€ 2.040,00</text:p>
          </table:table-cell>
          <table:table-cell table:formula="of:=[.B40]+[.C40]" office:value-type="currency" office:currency="EUR" office:value="9760" calcext:value-type="currency">
            <text:p>€ 9.760,00</text:p>
          </table:table-cell>
          <table:table-cell table:formula="of:=[.$B$5]*[.A40]" office:value-type="currency" office:currency="EUR" office:value="11050" calcext:value-type="currency">
            <text:p>€ 11.050,00</text:p>
          </table:table-cell>
          <table:table-cell table:number-columns-repeated="5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41]" office:value-type="currency" office:currency="EUR" office:value="2160" calcext:value-type="currency">
            <text:p>€ 2.160,00</text:p>
          </table:table-cell>
          <table:table-cell table:formula="of:=[.B41]+[.C41]" office:value-type="currency" office:currency="EUR" office:value="9880" calcext:value-type="currency">
            <text:p>€ 9.880,00</text:p>
          </table:table-cell>
          <table:table-cell table:formula="of:=[.$B$5]*[.A41]" office:value-type="currency" office:currency="EUR" office:value="11700" calcext:value-type="currency">
            <text:p>€ 11.700,00</text:p>
          </table:table-cell>
          <table:table-cell table:number-columns-repeated="5"/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42]" office:value-type="currency" office:currency="EUR" office:value="2280" calcext:value-type="currency">
            <text:p>€ 2.280,00</text:p>
          </table:table-cell>
          <table:table-cell table:formula="of:=[.B42]+[.C42]" office:value-type="currency" office:currency="EUR" office:value="10000" calcext:value-type="currency">
            <text:p>€ 10.000,00</text:p>
          </table:table-cell>
          <table:table-cell table:formula="of:=[.$B$5]*[.A42]" office:value-type="currency" office:currency="EUR" office:value="12350" calcext:value-type="currency">
            <text:p>€ 12.350,00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$A$5]" office:value-type="currency" office:currency="EUR" office:value="7720" calcext:value-type="currency">
            <text:p>€ 7.720,00</text:p>
          </table:table-cell>
          <table:table-cell table:formula="of:=[.$C$5]*[.A43]" office:value-type="currency" office:currency="EUR" office:value="2400" calcext:value-type="currency">
            <text:p>€ 2.400,00</text:p>
          </table:table-cell>
          <table:table-cell table:formula="of:=[.B43]+[.C43]" office:value-type="currency" office:currency="EUR" office:value="10120" calcext:value-type="currency">
            <text:p>€ 10.120,00</text:p>
          </table:table-cell>
          <table:table-cell table:formula="of:=[.$B$5]*[.A43]" office:value-type="currency" office:currency="EUR" office:value="13000" calcext:value-type="currency">
            <text:p>€ 13.000,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 number:title="User-defined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00/00/0000</text:date>, <text:time style:data-style-name="N2" text:time-value="12:02:30.07202667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1.6.2$Linux_X86_64 LibreOffice_project/10m0$Build-2</meta:generator>
    <dc:date>2019-10-17T12:08:03.377284238</dc:date>
    <meta:editing-duration>PT13M38S</meta:editing-duration>
    <meta:editing-cycles>3</meta:editing-cycles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 number:title="User-defined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07cm" svg:y="0.335cm" chart:style-name="ch2">
          <text:p>Prezzi e Break-even Point</text:p>
        </chart:title>
        <chart:legend chart:legend-position="top" svg:x="2.517cm" svg:y="1.28cm" style:legend-expansion="wide" chart:style-name="ch3"/>
        <chart:plot-area chart:style-name="ch4" table:cell-range-address="Sheet1.A23:Sheet1.E43 Sheet1.B22:Sheet1.E22" chart:data-source-has-labels="both" svg:x="1.331cm" svg:y="2.058cm" svg:width="14.349cm" svg:height="5.781cm">
          <chartooo:coordinate-region svg:x="3.196cm" svg:y="2.257cm" svg:width="12.019cm" svg:height="4.935cm"/>
          <chart:axis chart:dimension="x" chart:name="primary-x" chart:style-name="ch5" chartooo:axis-type="auto">
            <chartooo:date-scale/>
            <chart:title svg:x="7.257cm" svg:y="8.019cm" chart:style-name="ch6">
              <text:p>quantita' prodotti</text:p>
            </chart:title>
            <chart:categories table:cell-range-address="Sheet1.A23:Sheet1.A43"/>
            <chart:grid chart:style-name="ch7" chart:class="major"/>
          </chart:axis>
          <chart:axis chart:dimension="y" chart:name="primary-y" chart:style-name="ch8">
            <chart:title svg:x="0.451cm" svg:y="5.336cm" chart:style-name="ch9">
              <text:p>euro</text:p>
            </chart:title>
            <chart:grid chart:style-name="ch7" chart:class="major"/>
          </chart:axis>
          <chart:series chart:style-name="ch10" chart:values-cell-range-address="Sheet1.B23:Sheet1.B43" chart:label-cell-address="Sheet1.B22:Sheet1.B22" chart:class="chart:line">
            <chart:data-point chart:repeated="21"/>
          </chart:series>
          <chart:series chart:style-name="ch11" chart:values-cell-range-address="Sheet1.C23:Sheet1.C43" chart:label-cell-address="Sheet1.C22:Sheet1.C22" chart:class="chart:line">
            <chart:data-point chart:repeated="21"/>
          </chart:series>
          <chart:series chart:style-name="ch12" chart:values-cell-range-address="Sheet1.D23:Sheet1.D43" chart:label-cell-address="Sheet1.D22:Sheet1.D22" chart:class="chart:line">
            <chart:data-point chart:repeated="21"/>
          </chart:series>
          <chart:series chart:style-name="ch13" chart:values-cell-range-address="Sheet1.E23:Sheet1.E43" chart:label-cell-address="Sheet1.E22:Sheet1.E22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i fissi</text:p>
                <draw:g>
                  <svg:desc>Sheet1.B22:Sheet1.B22</svg:desc>
                </draw:g>
              </table:table-cell>
              <table:table-cell office:value-type="string">
                <text:p>Prezzi variabili</text:p>
                <draw:g>
                  <svg:desc>Sheet1.C22:Sheet1.C22</svg:desc>
                </draw:g>
              </table:table-cell>
              <table:table-cell office:value-type="string">
                <text:p>Totale</text:p>
                <draw:g>
                  <svg:desc>Sheet1.D22:Sheet1.D22</svg:desc>
                </draw:g>
              </table:table-cell>
              <table:table-cell office:value-type="string">
                <text:p>Guadagno</text:p>
                <draw:g>
                  <svg:desc>Sheet1.E22:Sheet1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3:Sheet1.A43</svg:desc>
                </draw:g>
              </table:table-cell>
              <table:table-cell office:value-type="float" office:value="7720">
                <text:p>7720</text:p>
                <draw:g>
                  <svg:desc>Sheet1.B23:Sheet1.B43</svg:desc>
                </draw:g>
              </table:table-cell>
              <table:table-cell office:value-type="float" office:value="0">
                <text:p>0</text:p>
                <draw:g>
                  <svg:desc>Sheet1.C23:Sheet1.C43</svg:desc>
                </draw:g>
              </table:table-cell>
              <table:table-cell office:value-type="float" office:value="7720">
                <text:p>7720</text:p>
                <draw:g>
                  <svg:desc>Sheet1.D23:Sheet1.D43</svg:desc>
                </draw:g>
              </table:table-cell>
              <table:table-cell office:value-type="float" office:value="0">
                <text:p>0</text:p>
                <draw:g>
                  <svg:desc>Sheet1.E23:Sheet1.E4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720">
                <text:p>7720</text:p>
              </table:table-cell>
              <table:table-cell office:value-type="float" office:value="120">
                <text:p>120</text:p>
              </table:table-cell>
              <table:table-cell office:value-type="float" office:value="7840">
                <text:p>784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20">
                <text:p>7720</text:p>
              </table:table-cell>
              <table:table-cell office:value-type="float" office:value="240">
                <text:p>240</text:p>
              </table:table-cell>
              <table:table-cell office:value-type="float" office:value="7960">
                <text:p>796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720">
                <text:p>7720</text:p>
              </table:table-cell>
              <table:table-cell office:value-type="float" office:value="360">
                <text:p>360</text:p>
              </table:table-cell>
              <table:table-cell office:value-type="float" office:value="8080">
                <text:p>808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20">
                <text:p>7720</text:p>
              </table:table-cell>
              <table:table-cell office:value-type="float" office:value="480">
                <text:p>480</text:p>
              </table:table-cell>
              <table:table-cell office:value-type="float" office:value="8200">
                <text:p>820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720">
                <text:p>7720</text:p>
              </table:table-cell>
              <table:table-cell office:value-type="float" office:value="600">
                <text:p>600</text:p>
              </table:table-cell>
              <table:table-cell office:value-type="float" office:value="8320">
                <text:p>832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720">
                <text:p>7720</text:p>
              </table:table-cell>
              <table:table-cell office:value-type="float" office:value="720">
                <text:p>720</text:p>
              </table:table-cell>
              <table:table-cell office:value-type="float" office:value="8440">
                <text:p>844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720">
                <text:p>7720</text:p>
              </table:table-cell>
              <table:table-cell office:value-type="float" office:value="840">
                <text:p>840</text:p>
              </table:table-cell>
              <table:table-cell office:value-type="float" office:value="8560">
                <text:p>856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720">
                <text:p>7720</text:p>
              </table:table-cell>
              <table:table-cell office:value-type="float" office:value="960">
                <text:p>960</text:p>
              </table:table-cell>
              <table:table-cell office:value-type="float" office:value="8680">
                <text:p>8680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720">
                <text:p>7720</text:p>
              </table:table-cell>
              <table:table-cell office:value-type="float" office:value="1080">
                <text:p>1080</text:p>
              </table:table-cell>
              <table:table-cell office:value-type="float" office:value="8800">
                <text:p>880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720">
                <text:p>7720</text:p>
              </table:table-cell>
              <table:table-cell office:value-type="float" office:value="1200">
                <text:p>1200</text:p>
              </table:table-cell>
              <table:table-cell office:value-type="float" office:value="8920">
                <text:p>8920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720">
                <text:p>7720</text:p>
              </table:table-cell>
              <table:table-cell office:value-type="float" office:value="1320">
                <text:p>1320</text:p>
              </table:table-cell>
              <table:table-cell office:value-type="float" office:value="9040">
                <text:p>9040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720">
                <text:p>7720</text:p>
              </table:table-cell>
              <table:table-cell office:value-type="float" office:value="1440">
                <text:p>1440</text:p>
              </table:table-cell>
              <table:table-cell office:value-type="float" office:value="9160">
                <text:p>916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720">
                <text:p>7720</text:p>
              </table:table-cell>
              <table:table-cell office:value-type="float" office:value="1560">
                <text:p>1560</text:p>
              </table:table-cell>
              <table:table-cell office:value-type="float" office:value="9280">
                <text:p>9280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720">
                <text:p>7720</text:p>
              </table:table-cell>
              <table:table-cell office:value-type="float" office:value="1680">
                <text:p>1680</text:p>
              </table:table-cell>
              <table:table-cell office:value-type="float" office:value="9400">
                <text:p>94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20">
                <text:p>7720</text:p>
              </table:table-cell>
              <table:table-cell office:value-type="float" office:value="1800">
                <text:p>1800</text:p>
              </table:table-cell>
              <table:table-cell office:value-type="float" office:value="9520">
                <text:p>9520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720">
                <text:p>7720</text:p>
              </table:table-cell>
              <table:table-cell office:value-type="float" office:value="1920">
                <text:p>1920</text:p>
              </table:table-cell>
              <table:table-cell office:value-type="float" office:value="9640">
                <text:p>964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720">
                <text:p>7720</text:p>
              </table:table-cell>
              <table:table-cell office:value-type="float" office:value="2040">
                <text:p>2040</text:p>
              </table:table-cell>
              <table:table-cell office:value-type="float" office:value="9760">
                <text:p>9760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720">
                <text:p>7720</text:p>
              </table:table-cell>
              <table:table-cell office:value-type="float" office:value="2160">
                <text:p>2160</text:p>
              </table:table-cell>
              <table:table-cell office:value-type="float" office:value="9880">
                <text:p>9880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720">
                <text:p>7720</text:p>
              </table:table-cell>
              <table:table-cell office:value-type="float" office:value="2280">
                <text:p>2280</text:p>
              </table:table-cell>
              <table:table-cell office:value-type="float" office:value="10000">
                <text:p>10000</text:p>
              </table:table-cell>
              <table:table-cell office:value-type="float" office:value="12350">
                <text:p>123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720">
                <text:p>7720</text:p>
              </table:table-cell>
              <table:table-cell office:value-type="float" office:value="2400">
                <text:p>2400</text:p>
              </table:table-cell>
              <table:table-cell office:value-type="float" office:value="10120">
                <text:p>10120</text:p>
              </table:table-cell>
              <table:table-cell office:value-type="float" office:value="13000">
                <text:p>1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